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87b2" officeooo:paragraph-rsid="000587b2"/>
    </style:style>
    <style:style style:name="T1" style:family="text">
      <style:text-properties officeooo:rsid="000728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<text:s/><text:span text:style-name="T1">righ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7T17:22:54.540729926</meta:creation-date>
    <dc:date>2022-06-27T17:32:41.502656866</dc:date>
    <meta:editing-duration>PT3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2" meta:non-whitespace-character-count="10"/>
  </office:meta>
</office:document-meta>
</file>